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2.199cm" fo:min-width="3.105cm"/>
    </style:style>
    <style:style style:name="gr2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dddddd" draw:opacity="70%" draw:textarea-horizontal-align="justify" draw:textarea-vertical-align="middle" draw:auto-grow-height="false" fo:min-height="2.033cm" fo:min-width="4.899cm" draw:shadow-opacity="70%"/>
    </style:style>
    <style:style style:name="gr4" style:family="graphic" style:parent-style-name="standard">
      <style:graphic-properties draw:fill="solid" draw:fill-color="#b4c7dc" draw:opacity="80%" draw:textarea-horizontal-align="justify" draw:textarea-vertical-align="middle" draw:auto-grow-height="false" fo:min-height="2.199cm" fo:min-width="3.105cm" draw:shadow-opacity="80%"/>
    </style:style>
    <style:style style:name="gr5" style:family="graphic" style:parent-style-name="objectwithoutfill">
      <style:graphic-properties draw:stroke="dash" draw:stroke-dash="Long_20_Dash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000000" draw:marker-end="Arrowheads_20_1" draw:marker-end-width="0.1cm" draw:fill="none" draw:textarea-vertical-align="middle"/>
    </style:style>
    <style:style style:name="gr7" style:family="graphic" style:parent-style-name="standard">
      <style:graphic-properties svg:stroke-color="#000000" draw:marker-start="Arrowheads_20_3" draw:marker-start-width="0.1cm" draw:marker-end="" draw:marker-end-width="0.1cm" draw:textarea-vertical-align="middle"/>
    </style:style>
    <style:style style:name="gr8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000000" draw:marker-start="Arrowheads_20_4" draw:marker-start-width="0.1cm" draw:marker-end-width="0.21cm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svg:stroke-width="0cm" svg:stroke-color="#000000" draw:marker-start="Arrowheads_20_5" draw:marker-start-width="0.1cm" draw:marker-end-width="0.21cm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stroke="none" svg:stroke-color="#000000" draw:fill="none" draw:fill-color="#ffffff" fo:min-height="0.441cm" fo:padding-top="0cm" fo:padding-bottom="0cm" fo:padding-left="0cm" fo:padding-right="0cm"/>
      <style:paragraph-properties style:writing-mode="lr-tb"/>
    </style:style>
    <style:style style:name="gr12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/>
    </style:style>
    <style:style style:name="gr13" style:family="graphic" style:parent-style-name="standard">
      <style:graphic-properties svg:stroke-color="#000000" draw:marker-start="Arrowheads_20_7" draw:marker-start-width="0.1cm" draw:marker-end="" draw:marker-end-width="0.1cm" draw:textarea-vertical-align="middle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ff4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83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438cm" fo:padding-top="0cm" fo:padding-bottom="0cm" fo:padding-left="0cm" fo:padding-right="0cm"/>
      <style:paragraph-properties style:writing-mode="lr-tb"/>
    </style:style>
    <style:style style:name="gr19" style:family="graphic" style:parent-style-name="objectwithoutfill">
      <style:graphic-properties svg:stroke-color="#000000" draw:marker-end="Arrowheads_20_8" draw:marker-end-width="0.1cm" draw:fill="none" draw:textarea-vertical-align="middle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 draw:opacity="70%"/>
      <style:paragraph-properties fo:text-align="center"/>
    </style:style>
    <style:style style:name="P4" style:family="paragraph">
      <loext:graphic-properties draw:fill="solid" draw:fill-color="#b4c7dc" draw:opacity="8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Arial" fo:font-size="10pt"/>
    </style:style>
    <style:style style:name="P7" style:family="paragraph">
      <loext:graphic-properties draw:fill="none" draw:fill-color="#ffffff"/>
      <style:text-properties style:font-name="Arial" fo:font-size="10pt"/>
    </style:style>
    <style:style style:name="P8" style:family="paragraph">
      <style:text-properties style:font-name="Arial" fo:font-size="10pt" fo:font-style="italic"/>
    </style:style>
    <style:style style:name="P9" style:family="paragraph">
      <loext:graphic-properties draw:fill="none" draw:fill-color="#ffffff"/>
      <style:text-properties style:font-name="Arial" fo:font-size="10pt" fo:font-style="italic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solid" draw:fill-color="#ff4000"/>
      <style:paragraph-properties fo:text-align="center"/>
    </style:style>
    <style:style style:name="P12" style:family="paragraph">
      <loext:graphic-properties draw:fill="solid" draw:fill-color="#2a6099"/>
      <style:paragraph-properties fo:text-align="center"/>
    </style:style>
    <style:style style:name="T1" style:family="text">
      <style:text-properties style:font-name="Arial" fo:font-size="10pt"/>
    </style:style>
    <style:style style:name="T2" style:family="text">
      <style:text-properties style:font-name="Arial1" fo:font-size="10pt" fo:font-style="italic" style:font-name-asian="Arial1" style:font-name-complex="Arial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605cm" svg:height="2.449cm" draw:transform="skewX (0.387637626867941) rotate (-0.323758576244949) translate (6.674cm 11.626cm)">
            <text:p/>
            <draw:enhanced-geometry svg:viewBox="0 0 21600 21600" draw:type="rectangle" draw:enhanced-path="M 0 0 L 21600 0 21600 21600 0 21600 0 0 Z N"/>
          </draw:custom-shape>
          <draw:ellipse draw:style-name="gr2" draw:text-style-name="P2" draw:layer="layout" svg:width="2.661cm" svg:height="4.615cm" draw:transform="rotate (-0.950331777710913) translate (9.315cm 9.904cm)" draw:kind="arc" draw:start-angle="197.6" draw:end-angle="27.93">
            <text:p/>
          </draw:ellipse>
          <draw:custom-shape draw:style-name="gr3" draw:text-style-name="P3" draw:layer="layout" svg:width="5.399cm" svg:height="2.283cm" draw:transform="skewX (0.557458163086989) rotate (-0.112573736753634) translate (6.671cm 10.902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605cm" svg:height="2.449cm" draw:transform="skewX (0.387637626867941) rotate (-0.323758576244949) translate (8.398cm 9.626cm)">
            <text:p/>
            <draw:enhanced-geometry svg:viewBox="0 0 21600 21600" draw:type="rectangle" draw:enhanced-path="M 0 0 L 21600 0 21600 21600 0 21600 0 0 Z N"/>
          </draw:custom-shape>
          <draw:ellipse draw:style-name="gr2" draw:text-style-name="P2" draw:layer="layout" svg:width="2.661cm" svg:height="4.615cm" draw:transform="rotate (-0.950331777710913) translate (9.315cm 9.904cm)" draw:kind="arc" draw:start-angle="27.19" draw:end-angle="197.87">
            <text:p/>
          </draw:ellipse>
          <draw:line draw:style-name="gr5" draw:text-style-name="P5" draw:layer="layout" svg:x1="8.342cm" svg:y1="12.191cm" svg:x2="10cm" svg:y2="10.866cm">
            <text:p/>
          </draw:line>
          <draw:line draw:style-name="gr6" draw:text-style-name="P5" draw:layer="layout" svg:x1="8.342cm" svg:y1="12.191cm" svg:x2="7.25cm" svg:y2="13.25cm">
            <text:p/>
          </draw:line>
          <draw:ellipse draw:style-name="gr7" draw:text-style-name="P2" draw:layer="layout" svg:width="1.542cm" svg:height="0.94cm" svg:x="7.569cm" svg:y="11.72cm" draw:kind="arc" draw:start-angle="237.7" draw:end-angle="331.95">
            <text:p/>
          </draw:ellipse>
          <draw:line draw:style-name="gr8" draw:text-style-name="P5" draw:layer="layout" svg:x1="8.342cm" svg:y1="12.192cm" svg:x2="8.549cm" svg:y2="10.696cm">
            <text:p/>
          </draw:line>
          <draw:ellipse draw:style-name="gr9" draw:text-style-name="P2" draw:layer="layout" svg:width="1.273cm" svg:height="2.209cm" draw:transform="skewX (0.00226892802759272) rotate (-0.948760981384118) translate (8.799cm 11.09cm)" draw:kind="arc" draw:start-angle="27.19" draw:end-angle="94.96">
            <text:p/>
          </draw:ellipse>
          <draw:ellipse draw:style-name="gr10" draw:text-style-name="P2" draw:layer="layout" svg:width="1.273cm" svg:height="2.209cm" draw:transform="skewX (0.00226892802759272) rotate (-0.948760981384118) translate (8.799cm 11.091cm)" draw:kind="arc" draw:start-angle="95.75" draw:end-angle="146.97">
            <text:p/>
          </draw:ellipse>
          <draw:frame draw:style-name="gr11" draw:text-style-name="P7" draw:layer="layout" svg:width="0.719cm" svg:height="0.441cm" svg:x="9.361cm" svg:y="12.176cm">
            <draw:text-box>
              <text:p text:style-name="P6"><text:span text:style-name="T1">AN</text:span></text:p>
            </draw:text-box>
          </draw:frame>
          <draw:frame draw:style-name="gr11" draw:text-style-name="P7" draw:layer="layout" svg:width="0.719cm" svg:height="0.441cm" svg:x="7.214cm" svg:y="11.441cm">
            <draw:text-box>
              <text:p text:style-name="P6"><text:span text:style-name="T1">DN</text:span></text:p>
            </draw:text-box>
          </draw:frame>
          <draw:frame draw:style-name="gr11" draw:text-style-name="P7" draw:layer="layout" svg:width="0.371cm" svg:height="0.441cm" svg:x="7.914cm" svg:y="12.1cm">
            <draw:text-box>
              <text:p text:style-name="P6"><text:span text:style-name="T1">F</text:span></text:p>
            </draw:text-box>
          </draw:frame>
          <draw:frame draw:style-name="gr11" draw:text-style-name="P7" draw:layer="layout" svg:width="0.371cm" svg:height="0.441cm" svg:x="10.139cm" svg:y="10.571cm">
            <draw:text-box>
              <text:p text:style-name="P6"><text:span text:style-name="T1">A</text:span></text:p>
            </draw:text-box>
          </draw:frame>
          <draw:frame draw:style-name="gr11" draw:text-style-name="P7" draw:layer="layout" svg:width="0.371cm" svg:height="0.441cm" svg:x="8.414cm" svg:y="10.26cm">
            <draw:text-box>
              <text:p text:style-name="P6"><text:span text:style-name="T1">S</text:span></text:p>
            </draw:text-box>
          </draw:frame>
          <draw:frame draw:style-name="gr11" draw:text-style-name="P9" draw:layer="layout" svg:width="0.371cm" svg:height="0.441cm" svg:x="8.321cm" svg:y="12.275cm">
            <draw:text-box>
              <text:p text:style-name="P8"><text:span text:style-name="T2">Ω</text:span></text:p>
            </draw:text-box>
          </draw:frame>
          <draw:frame draw:style-name="gr11" draw:text-style-name="P9" draw:layer="layout" svg:width="0.371cm" svg:height="0.441cm" svg:x="8.846cm" svg:y="11.858cm">
            <draw:text-box>
              <text:p text:style-name="P8"><text:span text:style-name="T2">ω</text:span></text:p>
            </draw:text-box>
          </draw:frame>
          <draw:frame draw:style-name="gr11" draw:text-style-name="P9" draw:layer="layout" svg:width="0.371cm" svg:height="0.441cm" svg:x="8.685cm" svg:y="11.359cm">
            <draw:text-box>
              <text:p text:style-name="P8"><text:span text:style-name="T2">ν</text:span></text:p>
            </draw:text-box>
          </draw:frame>
          <draw:frame draw:style-name="gr11" draw:text-style-name="P7" draw:layer="layout" svg:width="0.371cm" svg:height="0.441cm" svg:x="6.957cm" svg:y="13.237cm">
            <draw:text-box>
              <text:p text:style-name="P6"><text:span text:style-name="T1">♈︎</text:span></text:p>
            </draw:text-box>
          </draw:frame>
          <draw:line draw:style-name="gr12" draw:text-style-name="P5" draw:layer="layout" svg:x1="10.089cm" svg:y1="12.776cm" svg:x2="11.274cm" svg:y2="12.334cm">
            <text:p/>
          </draw:line>
          <draw:ellipse draw:style-name="gr13" draw:text-style-name="P2" draw:layer="layout" svg:width="2.113cm" svg:height="2.708cm" svg:x="9.024cm" svg:y="11.416cm" draw:kind="arc" draw:start-angle="16.4" draw:end-angle="42.2">
            <text:p/>
          </draw:ellipse>
          <draw:frame draw:style-name="gr11" draw:text-style-name="P9" draw:layer="layout" svg:width="0.371cm" svg:height="0.441cm" svg:x="10.823cm" svg:y="12.025cm">
            <draw:text-box>
              <text:p text:style-name="P8"><text:span text:style-name="T2">i</text:span></text:p>
            </draw:text-box>
          </draw:frame>
          <draw:custom-shape draw:style-name="gr14" draw:text-style-name="P10" draw:layer="layout" svg:width="0.15cm" svg:height="0.15cm" svg:x="6.83cm" svg:y="11.6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draw:layer="layout" svg:width="0.15cm" svg:height="0.15cm" svg:x="9.683cm" svg:y="12.5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1" draw:layer="layout" svg:width="0.15cm" svg:height="0.15cm" svg:x="8.265cm" svg:y="12.1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0" draw:layer="layout" svg:width="0.15cm" svg:height="0.15cm" svg:x="9.924cm" svg:y="10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2" draw:layer="layout" svg:width="0.15cm" svg:height="0.15cm" svg:x="8.469cm" svg:y="10.6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7" draw:layer="layout" svg:width="1.335cm" svg:height="0.839cm" svg:x="6.843cm" svg:y="9.661cm">
            <draw:text-box>
              <text:p text:style-name="P6"><text:span text:style-name="T1">orbital plane</text:span></text:p>
            </draw:text-box>
          </draw:frame>
          <draw:frame draw:style-name="gr18" draw:text-style-name="P7" draw:layer="layout" svg:width="1.335cm" svg:height="0.438cm" svg:x="5.226cm" svg:y="11cm">
            <draw:text-box>
              <text:p text:style-name="P6"><text:span text:style-name="T1">ecliptic</text:span></text:p>
            </draw:text-box>
          </draw:frame>
          <draw:frame draw:style-name="gr11" draw:text-style-name="P7" draw:layer="layout" svg:width="0.371cm" svg:height="0.441cm" svg:x="10.88cm" svg:y="12.878cm">
            <draw:text-box>
              <text:p text:style-name="P6"><text:span text:style-name="T1">☊︎</text:span></text:p>
            </draw:text-box>
          </draw:frame>
          <draw:line draw:style-name="gr19" draw:text-style-name="P5" draw:layer="layout" svg:x1="10.08cm" svg:y1="12.77cm" svg:x2="10.83cm" svg:y2="13.0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4T20:03:31.286000000</meta:creation-date>
    <dc:date>2022-06-14T21:35:24.538000000</dc:date>
    <meta:editing-duration>PT17M15S</meta:editing-duration>
    <meta:editing-cycles>4</meta:editing-cycles>
    <meta:generator>LibreOffice/7.2.6.2$Windows_X86_64 LibreOffice_project/b0ec3a565991f7569a5a7f5d24fed7f52653d754</meta:generator>
    <meta:document-statistic meta:object-count="33"/>
  </office:meta>
</office:document-meta>
</file>